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>x</mi>
      <mrow>
        <mo fence="true" stretchy="false">(</mo>
        <mrow>
          <mi>t</mi>
        </mrow>
        <mo fence="true" stretchy="false">)</mo>
      </mrow>
      <mrow>
        <mspace width="2em"/>
        <mo stretchy="false">=</mo>
        <mspace width="2em"/>
      </mrow>
      <msub>
        <mi>A</mi>
        <mn>0</mn>
      </msub>
      <mspace width="0.5em"/>
      <msup>
        <mtext>e</mtext>
        <mrow>
          <mrow>
            <mo stretchy="false">−</mo>
            <msub>
              <mi mathvariant="normal">ω</mi>
              <mtext>d</mtext>
            </msub>
          </mrow>
          <mspace width="0.5em"/>
          <mi>t</mi>
        </mrow>
      </msup>
      <mspace width="0.5em"/>
      <mi>cos</mi>
      <mrow>
        <mo fence="true" stretchy="false">(</mo>
        <mrow>
          <mrow>
            <mi mathvariant="normal">ω</mi>
            <mi>'</mi>
            <mspace width="0.5em"/>
            <mi>t</mi>
          </mrow>
        </mrow>
        <mo fence="true" stretchy="false">)</mo>
      </mrow>
    </mrow>
    <annotation encoding="StarMath 5.0">x ( t ) ~=~ A _0 ` "e" ^{ - %iomega _"d" ` t } ` cos ( %iomega' ` t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4T14:53:47.079000000</meta:creation-date>
    <dc:date>2015-04-14T14:56:02.569000000</dc:date>
    <meta:editing-duration>PT2M15S</meta:editing-duration>
    <meta:editing-cycles>1</meta:editing-cycles>
    <meta:generator>LibreOffice/4.3.4.1$Windows_x86 LibreOffice_project/bc356b2f991740509f321d70e4512a6a54c5f243</meta:generator>
  </office:meta>
</office:document-meta>
</file>